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b23" officeooo:paragraph-rsid="001e4b23"/>
    </style:style>
    <style:style style:name="P2" style:family="paragraph" style:parent-style-name="Standard">
      <style:text-properties officeooo:rsid="001e4b23" officeooo:paragraph-rsid="002a64bc"/>
    </style:style>
    <style:style style:name="P3" style:family="paragraph" style:parent-style-name="Standard">
      <style:text-properties officeooo:rsid="001f4f10" officeooo:paragraph-rsid="001f4f10"/>
    </style:style>
    <style:style style:name="P4" style:family="paragraph" style:parent-style-name="Standard">
      <style:text-properties officeooo:rsid="00207adf" officeooo:paragraph-rsid="00207adf"/>
    </style:style>
    <style:style style:name="P5" style:family="paragraph" style:parent-style-name="Standard">
      <style:text-properties officeooo:rsid="0021bc79" officeooo:paragraph-rsid="0021bc79"/>
    </style:style>
    <style:style style:name="P6" style:family="paragraph" style:parent-style-name="Standard">
      <style:text-properties officeooo:rsid="00231e74" officeooo:paragraph-rsid="00231e74"/>
    </style:style>
    <style:style style:name="P7" style:family="paragraph" style:parent-style-name="Standard">
      <style:text-properties officeooo:rsid="00231e74" officeooo:paragraph-rsid="00239768"/>
    </style:style>
    <style:style style:name="P8" style:family="paragraph" style:parent-style-name="Standard">
      <style:text-properties officeooo:rsid="00239768" officeooo:paragraph-rsid="00231e74"/>
    </style:style>
    <style:style style:name="P9" style:family="paragraph" style:parent-style-name="Standard">
      <style:text-properties officeooo:rsid="00240344" officeooo:paragraph-rsid="00240344"/>
    </style:style>
    <style:style style:name="P10" style:family="paragraph" style:parent-style-name="Standard">
      <style:text-properties officeooo:rsid="00240344" officeooo:paragraph-rsid="0025979a"/>
    </style:style>
    <style:style style:name="P11" style:family="paragraph" style:parent-style-name="Standard">
      <style:text-properties officeooo:rsid="0025979a" officeooo:paragraph-rsid="0025979a"/>
    </style:style>
    <style:style style:name="P12" style:family="paragraph" style:parent-style-name="Standard">
      <style:text-properties officeooo:rsid="002786ed" officeooo:paragraph-rsid="002786ed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07adf" officeooo:paragraph-rsid="00207adf"/>
    </style:style>
    <style:style style:name="P14" style:family="paragraph" style:parent-style-name="Standard">
      <style:text-properties officeooo:rsid="001e4b23" officeooo:paragraph-rsid="001e4b23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1bc79" officeooo:paragraph-rsid="0021bc79"/>
    </style:style>
    <style:style style:name="T1" style:family="text">
      <style:text-properties officeooo:rsid="001f4f10"/>
    </style:style>
    <style:style style:name="T2" style:family="text">
      <style:text-properties officeooo:rsid="00219adc"/>
    </style:style>
    <style:style style:name="T3" style:family="text">
      <style:text-properties officeooo:rsid="00239768"/>
    </style:style>
    <style:style style:name="T4" style:family="text">
      <style:text-properties officeooo:rsid="002608d2"/>
    </style:style>
    <style:style style:name="T5" style:family="text">
      <style:text-properties officeooo:rsid="002a64bc"/>
    </style:style>
    <style:style style:name="T6" style:family="text">
      <style:text-properties officeooo:rsid="002c1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vot table: </text:p>
      <text:p text:style-name="P1"/>
      <text:p text:style-name="P1">star radius: 0.805 R_Sun</text:p>
      <text:p text:style-name="P1">planet radius 1.138 R_Jupiter</text:p>
      <text:p text:style-name="P1"/>
      <text:p text:style-name="P3">R_Sun = 9.948 R_Jupiter</text:p>
      <text:p text:style-name="P3"/>
      <text:p text:style-name="P3">R_p / R_star = 0.142</text:p>
      <text:p text:style-name="P4">depth = (<text:span text:style-name="T1">R_p / R_star</text:span>)^2 = 0.0202</text:p>
      <text:p text:style-name="P4"/>
      <text:p text:style-name="P13"/>
      <text:p text:style-name="P5"/>
      <text:p text:style-name="P5">filter: red <text:span text:style-name="T6">(from header)</text:span></text:p>
      <text:p text:style-name="P5">gain: +2.06</text:p>
      <text:p text:style-name="P5">exposure time: 2 second</text:p>
      <text:p text:style-name="P15"/>
      <text:p text:style-name="P5"/>
      <text:p text:style-name="P5">Literature:</text:p>
      <text:p text:style-name="P5"/>
      <text:p text:style-name="P5"><text:a xlink:type="simple" xlink:href="https://core.ac.uk/download/pdf/43094002.pdf" text:style-name="Internet_20_link" text:visited-style-name="Visited_20_Internet_20_Link">https://core.ac.uk/download/pdf/43094002.pdf</text:a></text:p>
      <text:p text:style-name="P6">Transit spectrophotometry of the exoplanet HD 189733b</text:p>
      <text:p text:style-name="P6">infrared</text:p>
      <text:p text:style-name="P6">Rp/R* = 0.15566 +0.00011 −0.00024</text:p>
      <text:p text:style-name="P6">depth ~ 0.0242</text:p>
      <text:p text:style-name="P6"/>
      <text:p text:style-name="P6"/>
      <text:p text:style-name="P6"/>
      <text:p text:style-name="P6"><text:a xlink:type="simple" xlink:href="https://arxiv.org/pdf/1103.0026.pdf" text:style-name="Internet_20_link" text:visited-style-name="Visited_20_Internet_20_Link">https://arxiv.org/pdf/1103.0026.pdf</text:a></text:p>
      <text:p text:style-name="P6">Hubble Space Telescope Transmission Spectroscopy of the Exoplanet HD 189733b: High-altitude atmospheric haze in the optical and near-UV with STIS</text:p>
      <text:p text:style-name="P8"/>
      <text:p text:style-name="P9">radius ratio</text:p>
      <text:p text:style-name="P7"><text:span text:style-name="T3">violet:</text:span> <text:s/>0.15667±0.00012 </text:p>
      <text:p text:style-name="P7"><text:span text:style-name="T3">blue:</text:span> 0.15641±0.00010 </text:p>
      <text:p text:style-name="P7"><text:span text:style-name="T3">green:</text:span> 0.15617±0.00011</text:p>
      <text:p text:style-name="P7"/>
      <text:p text:style-name="P9">depth</text:p>
      <text:p text:style-name="P9">violet ~ 0.02455</text:p>
      <text:p text:style-name="P9">blue ~ 0.02445</text:p>
      <text:p text:style-name="P9">green ~ 0.02439</text:p>
      <text:p text:style-name="P9"/>
      <text:p text:style-name="P9"/>
      <text:p text:style-name="P9"/>
      <text:p text:style-name="P10"><text:a xlink:type="simple" xlink:href="http://iopscience.iop.org/article/10.3847/1538-4357/835/2/283/meta" text:style-name="Internet_20_link" text:visited-style-name="Visited_20_Internet_20_Link">http://iopscience.iop.org/article/10.3847/1538-4357/835/2/283/meta</text:a></text:p>
      <text:p text:style-name="P10">Computation of the Transmitted and Polarized Scattered Fluxes by the Exoplanet HD 189733b in X-Rays</text:p>
      <text:p text:style-name="P10"/>
      <text:p text:style-name="P11">infrared: ~2.45 %</text:p>
      <text:p text:style-name="P11"><text:soft-page-break/></text:p>
      <text:p text:style-name="P11"/>
      <text:p text:style-name="P11"><text:a xlink:type="simple" xlink:href="https://ui.adsabs.harvard.edu//#abs/2014AAS...22320705P/abstract" text:style-name="Internet_20_link" text:visited-style-name="Visited_20_Internet_20_Link">https://ui.adsabs.harvard.edu//#abs/2014AAS...22320705P/abstract</text:a></text:p>
      <text:p text:style-name="P11">Exoplanet transits in X-rays: a new observational window to the exoplanetary atmosphere</text:p>
      <text:p text:style-name="P11">optical transit depth <text:span text:style-name="T4">~</text:span> 2.4%</text:p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23:40.163710590</meta:creation-date>
    <meta:generator>LibreOffice/6.0.6.2$Linux_X86_64 LibreOffice_project/00m0$Build-2</meta:generator>
    <dc:date>2018-10-24T18:56:35.361519900</dc:date>
    <meta:editing-duration>PT1H46M45S</meta:editing-duration>
    <meta:editing-cycles>16</meta:editing-cycles>
    <meta:document-statistic meta:table-count="0" meta:image-count="0" meta:object-count="0" meta:page-count="2" meta:paragraph-count="31" meta:word-count="131" meta:character-count="1039" meta:non-whitespace-character-count="935"/>
  </office:meta>
</office:document-meta>
</file>